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12.28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0.945cm" fo:break-before="auto" style:use-optimal-row-height="true"/>
    </style:style>
    <style:style style:name="ro8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14" style:family="table-cell" style:parent-style-name="Default">
      <style:table-cell-properties fo:border-bottom="none" fo:border-left="1.11pt double-thin #000000" style:border-line-width-left="0.018cm 0.004cm 0.018cm" fo:border-right="none" fo:border-top="1.11pt double-thin #000000" style:border-line-width-top="0.018cm 0.004cm 0.018cm"/>
    </style:style>
    <style:style style:name="ce22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23" style:family="table-cell" style:parent-style-name="Default">
      <style:table-cell-properties fo:border-bottom="none" fo:border-left="1.11pt double-thin #000000" style:border-line-width-left="0.018cm 0.004cm 0.018cm" fo:border-right="none" fo:border-top="none"/>
      <style:text-properties fo:font-size="26pt" style:font-size-asian="26pt" style:font-size-complex="26pt"/>
    </style:style>
    <style:style style:name="ce24" style:family="table-cell" style:parent-style-name="Default">
      <style:table-cell-properties fo:border-bottom="none" fo:border-left="1.11pt double-thin #000000" style:border-line-width-left="0.018cm 0.004cm 0.018cm" fo:border-right="none" fo:border-top="none"/>
      <style:text-properties fo:font-size="18pt" style:font-size-asian="18pt" style:font-size-complex="18pt"/>
    </style:style>
    <style:style style:name="ce25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29" style:family="table-cell" style:parent-style-name="Normal_20_2">
      <style:table-cell-properties fo:border-bottom="none" fo:background-color="#b2b2b2" style:text-align-source="fix" style:repeat-content="false" fo:border-left="none" fo:border-right="1.11pt double-thin #000000" style:border-line-width-right="0.018cm 0.004cm 0.018cm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ahoma" fo:font-size="26pt" fo:font-style="normal" fo:text-shadow="none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ce4" style:family="table-cell" style:parent-style-name="Pivot_20_Table_20_Field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order="none"/>
      <style:text-properties fo:font-size="18pt" style:font-size-asian="18pt" style:font-size-complex="18pt"/>
    </style:style>
    <style:style style:name="ce6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order="none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36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36pt" style:language-asian="zh" style:country-asian="CN" style:font-style-asian="normal" style:font-weight-asian="bold" style:font-name-complex="Mangal" style:font-size-complex="3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36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36pt" style:language-asian="zh" style:country-asian="CN" style:font-style-asian="normal" style:font-weight-asian="normal" style:font-name-complex="Mangal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2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Normal_20_2">
      <style:table-cell-properties fo:background-color="#b2b2b2" style:rotation-align="none"/>
      <style:text-properties style:use-window-font-color="true" style:text-outline="false" style:text-line-through-style="none" style:text-line-through-type="none" style:font-name="Tahoma" fo:font-size="26pt" fo:font-style="normal" fo:text-shadow="none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style:font-size-asian="15pt" style:font-size-complex="15pt"/>
    </style:style>
    <style:style style:name="ce46" style:family="table-cell" style:parent-style-name="Default">
      <style:table-cell-properties fo:border-bottom="none" fo:border-left="none" fo:border-right="1.11pt double-thin #000000" style:border-line-width-right="0.018cm 0.004cm 0.018cm" fo:border-top="1.11pt double-thin #000000" style:border-line-width-top="0.018cm 0.004cm 0.018cm"/>
    </style:style>
    <style:style style:name="ce47" style:family="table-cell" style:parent-style-name="Default">
      <style:table-cell-properties fo:border-bottom="none" fo:border-left="none" fo:border-right="1.11pt double-thin #000000" style:border-line-width-right="0.018cm 0.004cm 0.018cm" fo:border-top="none"/>
    </style:style>
    <style:style style:name="ce48" style:family="table-cell" style:parent-style-name="Normal_20_2">
      <style:table-cell-properties fo:border-bottom="none" fo:background-color="#b2b2b2" fo:border-left="none" fo:border-right="1.11pt double-thin #000000" style:border-line-width-right="0.018cm 0.004cm 0.018cm" style:rotation-align="none" fo:border-top="none"/>
      <style:text-properties style:use-window-font-color="true" style:text-outline="false" style:text-line-through-style="none" style:text-line-through-type="none" style:font-name="Tahoma" fo:font-size="26pt" fo:font-style="normal" fo:text-shadow="none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1.11pt double-thin #000000" style:border-line-width-right="0.018cm 0.004cm 0.018cm" fo:border-top="none"/>
      <style:text-properties fo:font-size="18pt" style:font-size-asian="18pt" style:font-size-complex="18pt"/>
    </style:style>
    <style:style style:name="ce50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/>
    </style:style>
    <style:style style:name="ce59" style:family="table-cell" style:parent-style-name="Default">
      <style:table-cell-properties style:text-align-source="fix" style:repeat-content="false" fo:border="1.59pt double-thin #000000" style:border-line-width="0.018cm 0.021cm 0.018cm" style:vertical-align="middle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prec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4"/>
          <table:table-cell table:style-name="ce28" table:number-columns-repeated="2"/>
          <table:table-cell table:style-name="ce46"/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47"/>
          <table:table-cell table:number-columns-repeated="1019"/>
        </table:table-row>
        <table:table-row table:style-name="ro2">
          <table:table-cell table:style-name="ce1"/>
          <table:table-cell table:style-name="ce23"/>
          <table:table-cell table:style-name="ce29" office:value-type="string" calcext:value-type="string" table:number-columns-spanned="3" table:number-rows-spanned="1">
            <text:p>Lista de PRECIOS DE BEBIDAS</text:p>
          </table:table-cell>
          <table:covered-table-cell table:style-name="ce8"/>
          <table:covered-table-cell table:style-name="ce48"/>
          <table:table-cell table:style-name="ce1" table:number-columns-repeated="1019"/>
        </table:table-row>
        <table:table-row table:style-name="ro1" table:number-rows-repeated="2">
          <table:table-cell/>
          <table:table-cell table:style-name="ce22"/>
          <table:table-cell table:number-columns-repeated="2"/>
          <table:table-cell table:style-name="ce47"/>
          <table:table-cell table:number-columns-repeated="1019"/>
        </table:table-row>
        <table:table-row table:style-name="ro3">
          <table:table-cell table:style-name="ce2"/>
          <table:table-cell table:style-name="ce24"/>
          <table:table-cell table:style-name="ce4" office:value-type="string" calcext:value-type="string" table:number-columns-spanned="2" table:number-rows-spanned="1">
            <text:p>Productos</text:p>
          </table:table-cell>
          <table:covered-table-cell table:style-name="ce9"/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5"/>
          <table:table-cell table:style-name="ce10"/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6" office:value-type="string" calcext:value-type="string">
            <text:p>AGUA SIN GAS x 500</text:p>
          </table:table-cell>
          <table:table-cell table:style-name="ce11" office:value-type="currency" office:currency="ARS" office:value="300" calcext:value-type="currency">
            <text:p>$300,00</text:p>
          </table:table-cell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5"/>
          <table:table-cell table:style-name="ce10"/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6" office:value-type="string" calcext:value-type="string">
            <text:p>GASEOSAS <text:s/>x 500</text:p>
          </table:table-cell>
          <table:table-cell table:style-name="ce11" office:value-type="currency" office:currency="ARS" office:value="370" calcext:value-type="currency">
            <text:p>$370,00</text:p>
          </table:table-cell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5"/>
          <table:table-cell table:style-name="ce10"/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6" office:value-type="string" calcext:value-type="string">
            <text:p>AGUAS SABORIZADAS</text:p>
          </table:table-cell>
          <table:table-cell table:style-name="ce11" office:value-type="currency" office:currency="ARS" office:value="360" calcext:value-type="currency">
            <text:p>$360,00</text:p>
          </table:table-cell>
          <table:table-cell table:style-name="ce49"/>
          <table:table-cell table:style-name="ce2" table:number-columns-repeated="1019"/>
        </table:table-row>
        <table:table-row table:style-name="ro3" table:number-rows-repeated="2">
          <table:table-cell table:style-name="ce2"/>
          <table:table-cell table:style-name="ce24"/>
          <table:table-cell table:style-name="ce5"/>
          <table:table-cell table:style-name="ce10"/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6" office:value-type="string" calcext:value-type="string">
            <text:p>FICHAS PARA LA MAQUINA DE CAFE</text:p>
          </table:table-cell>
          <table:table-cell table:style-name="ce11" office:value-type="currency" office:currency="ARS" office:value="250" calcext:value-type="currency">
            <text:p>$250,00</text:p>
          </table:table-cell>
          <table:table-cell table:style-name="ce49"/>
          <table:table-cell table:style-name="ce2" table:number-columns-repeated="1019"/>
        </table:table-row>
        <table:table-row table:style-name="ro3">
          <table:table-cell table:style-name="ce2"/>
          <table:table-cell table:style-name="ce24"/>
          <table:table-cell table:style-name="ce5"/>
          <table:table-cell table:style-name="ce10"/>
          <table:table-cell table:style-name="ce49"/>
          <table:table-cell table:style-name="ce2" table:number-columns-repeated="1019"/>
        </table:table-row>
        <table:table-row table:style-name="ro4">
          <table:table-cell/>
          <table:table-cell table:style-name="ce22"/>
          <table:table-cell table:style-name="ce7"/>
          <table:table-cell table:style-name="ce12"/>
          <table:table-cell table:style-name="ce47"/>
          <table:table-cell table:number-columns-repeated="1019"/>
        </table:table-row>
        <table:table-row table:style-name="ro5">
          <table:table-cell/>
          <table:table-cell table:style-name="ce22"/>
          <table:table-cell table:style-name="ce26" office:value-type="string" calcext:value-type="string" table:number-columns-spanned="2" table:number-rows-spanned="1">
            <text:p>Por favor Solicitar en Recepción</text:p>
          </table:table-cell>
          <table:covered-table-cell/>
          <table:table-cell table:style-name="ce47"/>
          <table:table-cell table:number-columns-repeated="1019"/>
        </table:table-row>
        <table:table-row table:style-name="ro1">
          <table:table-cell/>
          <table:table-cell table:style-name="ce25"/>
          <table:table-cell table:style-name="ce40" table:number-columns-repeated="2"/>
          <table:table-cell table:style-name="ce50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number-columns-repeated="2"/>
          <table:table-cell table:style-name="ce35" office:value-type="string" calcext:value-type="string">
            <text:p>FICHA $ 250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6" office:value-type="string" calcext:value-type="string">
            <text:p>SOLICITAR EN 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6" office:value-type="string" calcext:value-type="string">
            <text:p>CONSERJERIA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6"/>
          <table:table-cell table:number-columns-repeated="1021"/>
        </table:table-row>
        <table:table-row table:style-name="ro7">
          <table:table-cell table:number-columns-repeated="2"/>
          <table:table-cell table:style-name="ce37" office:value-type="string" calcext:value-type="string">
            <text:p>GRACIAS</text:p>
          </table:table-cell>
          <table:table-cell table:number-columns-repeated="1021"/>
        </table:table-row>
      </table:table>
      <table:table table:name="Hoja2" table:style-name="ta1"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9" office:value-type="string" calcext:value-type="string" table:number-columns-spanned="6" table:number-rows-spanned="15">
            <text:p/>
            <text:p><text:span text:style-name="T1">FICHA $ 200</text:span></text:p>
            <text:p>SOLICITAR EN </text:p>
            <text:p>CONSERJERIA</text:p>
            <text:p/>
            <text:p><text:span text:style-name="T2">GRACIAS</text:span></text:p>
            <text:p/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8">
          <table:table-cell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egoe UI" style:font-size-asian="10pt" style:language-asian="zh" style:country-asian="CN" style:font-name-complex="Tahoma1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/</number:text>
      <number:day/>
      <number:text>/</number:text>
      <number:year number:style="long"/>
    </number:date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number number:decimal-places="2" number:min-decimal-places="2" number:min-integer-digits="1"/>
      <style:map style:condition="value()&gt;=0" style:apply-style-name="N115P0"/>
    </number:number-style>
    <number:number-style style:name="N116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0114P0" style:volatile="true" number:language="es" number:country="AR">
      <number:number number:decimal-places="0" number:min-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decimal-places="0" number:min-integer-digits="1" number:grouping="true"/>
      <style:map style:condition="value()&gt;=0" style:apply-style-name="N10114P0"/>
    </number:number-style>
    <number:date-style style:name="N10115" number:language="es" number:country="AR">
      <number:month number:textual="true"/>
      <number:text>-</number:text>
      <number:year/>
    </number:date-style>
    <number:currency-style style:name="N10117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17" number:language="es" number:country="AR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0117P0"/>
    </number:currency-style>
    <number:number-style style:name="N10118P0" style:volatile="true" number:language="es" number:country="AR">
      <number:number number:decimal-places="2" number:min-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0" number:min-decimal-places="0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date-style style:name="N10120" number:language="es" number:country="AR">
      <number:day number:style="long"/>
      <number:text>-</number:text>
      <number:month number:textual="true"/>
    </number:date-style>
    <number:currency-style style:name="N10124P0" style:volatile="true" number:language="es" number:country="AR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s" number:country="AR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0124P2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s" number:country="AR">
      <number:number number:decimal-places="2" number:min-decimal-places="2" number:min-integer-digits="1" number:grouping="true"/>
    </number:number-style>
    <number:number-style style:name="N10125" number:language="es" number:country="A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7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27" number:language="es" number:country="AR">
      <number:currency-symbol/>
      <number:text> -</number:text>
      <number:number number:decimal-places="0" number:min-decimal-places="0" number:min-integer-digits="1" number:grouping="true"/>
      <style:map style:condition="value()&gt;=0" style:apply-style-name="N10127P0"/>
    </number:currency-style>
    <number:number-style style:name="N10131P0" style:volatile="true" number:language="es" number:country="A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s" number:country="AR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s" number:country="A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s" number:country="AR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5P1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0135P2" style:volatile="true" number:language="es" number:country="AR">
      <number:currency-symbol/>
      <number:text> </number:text>
      <number:fill-character> </number:fill-character>
      <number:text>- </number:text>
    </number:currency-style>
    <number:text-style style:name="N10135" number:language="es" number:country="A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A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s" number:country="AR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s" number:country="AR">
      <number:fill-character> </number:fill-character>
      <number:text>- </number:text>
    </number:number-style>
    <number:text-style style:name="N10139" number:language="es" number:country="A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40" number:language="es" number:country="AR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140P0"/>
    </number:currency-style>
    <number:currency-style style:name="N10141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41" number:language="es" number:country="AR">
      <number:currency-symbol/>
      <number:text> -</number:text>
      <number:number number:decimal-places="2" number:min-decimal-places="2" number:min-integer-digits="1" number:grouping="true"/>
      <style:map style:condition="value()&gt;=0" style:apply-style-name="N10141P0"/>
    </number:currency-style>
    <number:date-style style:name="N10142" number:language="es" number:country="A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06:26:50.776000000</meta:creation-date>
    <dc:date>2023-05-04T05:50:22.233115658</dc:date>
    <meta:editing-duration>PT6H27M32S</meta:editing-duration>
    <meta:editing-cycles>19</meta:editing-cycles>
    <meta:generator>LibreOffice/7.5.1.2$Linux_X86_64 LibreOffice_project/50$Build-2</meta:generator>
    <meta:document-statistic meta:table-count="2" meta:cell-count="16" meta:object-count="0"/>
  </office:meta>
</office:document-meta>
</file>